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20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1f4e3e" style:font-size-asian="13pt" style:font-size-complex="13pt"/>
    </style:style>
    <style:style style:name="P13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229051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307e5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8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7363e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3pt" officeooo:rsid="0017363e" officeooo:paragraph-rsid="001f4e3e" style:font-size-asian="3pt" style:font-size-complex="3pt"/>
    </style:style>
    <style:style style:name="P26" style:family="paragraph" style:parent-style-name="Standard">
      <style:paragraph-properties fo:line-height="0.564cm" fo:text-align="justify" style:justify-single-word="false" style:snap-to-layout-grid="false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8" style:family="paragraph" style:parent-style-name="Heading_20_3">
      <style:text-properties style:font-name="LegacySanITCBoo1" fo:font-size="13pt" style:font-size-asian="13pt" style:font-size-complex="13pt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14474b" style:font-size-asian="13pt" style:font-size-complex="13pt"/>
    </style:style>
    <style:style style:name="P3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24ff9b" style:font-size-asian="13pt" style:font-size-complex="13pt"/>
    </style:style>
    <style:style style:name="P3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4474b" officeooo:paragraph-rsid="002a141e" style:font-size-asian="13pt" style:font-size-complex="13pt"/>
    </style:style>
    <style:style style:name="P3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1f4e3e" style:font-size-asian="8pt" style:font-size-complex="8pt"/>
    </style:style>
    <style:style style:name="P3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7363e" officeooo:paragraph-rsid="0024ff9b" style:font-size-asian="7pt" style:font-size-complex="8pt"/>
    </style:style>
    <style:style style:name="P36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7363e" officeooo:paragraph-rsid="0024ff9b" style:font-size-asian="7pt" style:font-size-complex="8pt"/>
    </style:style>
    <style:style style:name="P3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7363e" officeooo:paragraph-rsid="0026f226" style:font-size-asian="7pt" style:font-size-complex="8pt"/>
    </style:style>
    <style:style style:name="P38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24ff9b" officeooo:paragraph-rsid="0024ff9b" style:font-size-asian="7pt" style:font-size-complex="8pt"/>
    </style:style>
    <style:style style:name="P3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3pt" officeooo:rsid="0017363e" officeooo:paragraph-rsid="0017363e" style:font-size-asian="3pt" style:font-size-complex="3pt"/>
    </style:style>
    <style:style style:name="T1" style:family="text">
      <style:text-properties officeooo:rsid="0007c84f"/>
    </style:style>
    <style:style style:name="T2" style:family="text">
      <style:text-properties officeooo:rsid="001307e5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1307e5" style:font-size-asian="8pt" style:font-size-complex="8pt"/>
    </style:style>
    <style:style style:name="T6" style:family="text">
      <style:text-properties fo:font-size="8pt" officeooo:rsid="002a141e" style:font-size-asian="8pt" style:font-size-complex="8pt"/>
    </style:style>
    <style:style style:name="T7" style:family="text">
      <style:text-properties officeooo:rsid="000a3e1b"/>
    </style:style>
    <style:style style:name="T8" style:family="text">
      <style:text-properties officeooo:rsid="000fdbff"/>
    </style:style>
    <style:style style:name="T9" style:family="text">
      <style:text-properties style:font-size-asian="7pt"/>
    </style:style>
    <style:style style:name="T10" style:family="text">
      <style:text-properties officeooo:rsid="000a3e1b" style:font-size-asian="7pt"/>
    </style:style>
    <style:style style:name="T11" style:family="text">
      <style:text-properties officeooo:rsid="0014474b"/>
    </style:style>
    <style:style style:name="T12" style:family="text">
      <style:text-properties officeooo:rsid="0015aab9"/>
    </style:style>
    <style:style style:name="T13" style:family="text">
      <style:text-properties officeooo:rsid="0019efa1"/>
    </style:style>
    <style:style style:name="T14" style:family="text">
      <style:text-properties officeooo:rsid="001d128f"/>
    </style:style>
    <style:style style:name="T15" style:family="text">
      <style:text-properties officeooo:rsid="001d9749"/>
    </style:style>
    <style:style style:name="T16" style:family="text">
      <style:text-properties officeooo:rsid="001e9adc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20757a"/>
    </style:style>
    <style:style style:name="T19" style:family="text">
      <style:text-properties officeooo:rsid="00224196"/>
    </style:style>
    <style:style style:name="T20" style:family="text">
      <style:text-properties officeooo:rsid="00229051"/>
    </style:style>
    <style:style style:name="T21" style:family="text">
      <style:text-properties officeooo:rsid="00242bf1"/>
    </style:style>
    <style:style style:name="T22" style:family="text">
      <style:text-properties officeooo:rsid="0024ff9b"/>
    </style:style>
    <style:style style:name="T23" style:family="text">
      <style:text-properties officeooo:rsid="0026f226"/>
    </style:style>
    <style:style style:name="T24" style:family="text">
      <style:text-properties officeooo:rsid="0028ce41"/>
    </style:style>
    <style:style style:name="T25" style:family="text">
      <style:text-properties officeooo:rsid="002a14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4"><text:span text:style-name="T2">24</text:span>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14">5</text:span> d<text:span text:style-name="T7">e </text:span><text:span text:style-name="T2">des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22">Finalitzant el codi de la web de l'hotel Aura de Mallorca (projecte) i revisió amb Adminer de la DB.</text:p>
            <text:p text:style-name="P19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10"><text:span text:style-name="T13">7</text:span>h</text:p>
          </table:table-cell>
        </table:table-row>
        <table:table-row table:style-name="Taula2.2">
          <table:table-cell table:style-name="Taula2.A3" office:value-type="string">
            <text:p text:style-name="P39"><text:span text:style-name="T17">Pujada a producció del CMS Gestor de Traduccions a l'Ubuntu Server d'Homerti, configurant el .env en producció</text:span> 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34">i ajustant paràmetres al CMS, a més de corregir el codi d'Intranet Vacalia perquè 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5"/>
          </table:table-cell>
        </table:table-row>
        <table:table-row table:style-name="Taula2.2">
          <table:table-cell table:style-name="Taula2.A3" office:value-type="string">
            <text:p text:style-name="P25"><text:span text:style-name="T3">apunt</text:span><text:span text:style-name="T6">i</text:span><text:span text:style-name="T3"> al CMS ja en producció (en comptes d'usar gestortraducciones.local virtualhost,</text:span>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5"/>
          </table:table-cell>
        </table:table-row>
        <table:table-row table:style-name="Taula2.2">
          <table:table-cell table:style-name="Taula2.A3" office:value-type="string">
            <text:p text:style-name="P34">passem a fer servir translator.homerti.com)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2"><text:span text:style-name="T11">8</text:span>h</text:p>
          </table:table-cell>
        </table:table-row>
        <table:table-row table:style-name="Taula2.2">
          <table:table-cell table:style-name="Taula2.A3" office:value-type="string">
            <text:p text:style-name="P35">Resolució d'errors al CMS en mode producció i desenvolupament al Translator (CMS)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32"/>
          </table:table-cell>
        </table:table-row>
        <table:table-row table:style-name="Taula2.2">
          <table:table-cell table:style-name="Taula2.A2" office:value-type="string">
            <text:p text:style-name="P38">que cada vegada que s'editi un literal, feu una trucada a l'endpoint de cada project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32"/>
          </table:table-cell>
        </table:table-row>
        <table:table-row table:style-name="Taula2.2">
          <table:table-cell table:style-name="Taula2.A3" office:value-type="string">
            <text:p text:style-name="P38">en un updates.php amb una API KEY única del CMS que coneixeran tots els projectes i passant-li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32"/>
          </table:table-cell>
        </table:table-row>
        <table:table-row table:style-name="Taula2.2">
          <table:table-cell table:style-name="Taula2.A3" office:value-type="string">
            <text:p text:style-name="P38">el literal «<text:span text:style-name="T25">id»</text:span> a editar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33"><text:span text:style-name="T20">16</text:span>h</text:p>
          </table:table-cell>
        </table:table-row>
        <table:table-row table:style-name="Taula2.2">
          <table:table-cell table:style-name="Taula2.A3" office:value-type="string">
            <text:p text:style-name="P36">Finalització del desenvolupament i desplegament complet del web d'Aura de Mallorca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32"><text:span text:style-name="T20">16</text:span>h</text:p>
          </table:table-cell>
        </table:table-row>
        <table:table-row table:style-name="Taula2.2">
          <table:table-cell table:style-name="Taula2.A2" office:value-type="string">
            <text:p text:style-name="P37">amb totes les configuracions i proves requerides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5"/>
          </table:table-cell>
        </table:table-row>
        <table:table-row table:style-name="Taula2.2">
          <table:table-cell table:style-name="Taula2.A3" office:value-type="string">
            <text:p text:style-name="P24">Últimes tasques de manteniment a Intranet i reunió de l'equip per a la meva feina i valoracions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5">8h</text:p>
          </table:table-cell>
        </table:table-row>
        <table:table-row table:style-name="Taula2.2">
          <table:table-cell table:style-name="Taula2.A2" office:value-type="string">
            <text:p text:style-name="P24">Finalització de FCT dia 5 Des., amb comiat i últimes tasques al projecte Intranet Vacalia i <text:span text:style-name="T25">a</text:span>l meu PC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6"><text:span text:style-name="T20">8</text:span>h</text:p>
          </table:table-cell>
        </table:table-row>
        <table:table-row table:style-name="Taula2.2">
          <table:table-cell table:style-name="Taula2.A3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0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3"><text:span text:style-name="T16">63</text:span>h</text:p>
          </table:table-cell>
        </table:table-row>
      </table:table>
      <text:h text:style-name="P28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7"><text:span text:style-name="T3">Aquestes </text:span><text:span text:style-name="T5">últimes </text:span><text:span text:style-name="T3">2 setmanes de les FCT han sigut molt productives y amb molt</text:span><text:span text:style-name="T4">ísima feina</text:span><text:span text:style-name="T3">, </text:span><text:span text:style-name="T5">el sprint final,</text:span></text:p>
          </table:table-cell>
        </table:table-row>
        <table:table-row table:style-name="Taula3.1">
          <table:table-cell table:style-name="Taula3.A2" office:value-type="string">
            <text:p text:style-name="P21">he après <text:span text:style-name="T2">maneres</text:span> ben <text:span text:style-name="T8">i</text:span><text:span text:style-name="T7">nteressant</text:span><text:span text:style-name="T8">s</text:span><text:span text:style-name="T7"> de desenvolupar web amb Laravel y Vue</text:span>, a més <text:span text:style-name="T7">de React, Vite,</text:span></text:p>
          </table:table-cell>
        </table:table-row>
        <table:table-row table:style-name="Taula3.1">
          <table:table-cell table:style-name="Taula3.A1" office:value-type="string">
            <text:p text:style-name="P20"><text:span text:style-name="T7">y ExpressJS en fullstack</text:span>, he après noves <text:span text:style-name="T2">maneres</text:span><text:span text:style-name="T10"> de treballar a una empresa de </text:span><text:span text:style-name="T9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3">d’empresa amb bones pràctiques y treball <text:span text:style-name="T7">en equip. </text:span><text:span text:style-name="T12">3</text:span><text:span text:style-name="T15">83</text:span><text:span text:style-name="T12"> hores fetes en Homerti + 5 sessions de reunions en el centre = 400h</text:span></text:p>
          </table:table-cell>
        </table:table-row>
      </table:table>
      <text:p text:style-name="P9">L’alumne</text:p>
      <text:p text:style-name="P2"/>
      <text:p text:style-name="P3">Fernando Gonz<text:span text:style-name="T8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><text:soft-page-break/></text:p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307e5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1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3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9T16:04:28.885000000</dc:date>
    <meta:editing-cycles>36</meta:editing-cycles>
    <meta:editing-duration>P24DT1M37S</meta:editing-duration>
    <meta:generator>LibreOffice/7.6.2.1$Windows_X86_64 LibreOffice_project/56f7684011345957bbf33a7ee678afaf4d2ba333</meta:generator>
    <meta:print-date>2023-11-24T20:51:15.862000000</meta:print-date>
    <meta:printed-by>Archivos PDF</meta:printed-by>
    <dc:creator>Fernando Gonzalez Serrano</dc:creator>
    <meta:document-statistic meta:table-count="5" meta:image-count="2" meta:object-count="0" meta:page-count="2" meta:paragraph-count="45" meta:word-count="314" meta:character-count="1903" meta:non-whitespace-character-count="1628"/>
  </office:meta>
</office:document-meta>
</file>